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e9dc" officeooo:paragraph-rsid="000ce9dc"/>
    </style:style>
    <style:style style:name="P5" style:family="paragraph" style:parent-style-name="Text_20_body">
      <style:paragraph-properties fo:text-align="start" style:justify-single-word="false"/>
      <style:text-properties style:font-name="Georgia" officeooo:rsid="000ce9dc" officeooo:paragraph-rsid="000ce9dc"/>
    </style:style>
    <style:style style:name="P6" style:family="paragraph" style:parent-style-name="Title">
      <style:text-properties style:font-name="Georgia" officeooo:rsid="001a64c1" officeooo:paragraph-rsid="001a64c1"/>
    </style:style>
    <style:style style:name="T1" style:family="text">
      <style:text-properties officeooo:rsid="000e972a"/>
    </style:style>
    <style:style style:name="T2" style:family="text">
      <style:text-properties officeooo:rsid="00104f59"/>
    </style:style>
    <style:style style:name="T3" style:family="text">
      <style:text-properties officeooo:rsid="0011eefd"/>
    </style:style>
    <style:style style:name="T4" style:family="text">
      <style:text-properties officeooo:rsid="00136918"/>
    </style:style>
    <style:style style:name="T5" style:family="text">
      <style:text-properties officeooo:rsid="0013dc60"/>
    </style:style>
    <style:style style:name="T6" style:family="text">
      <style:text-properties officeooo:rsid="00150816"/>
    </style:style>
    <style:style style:name="T7" style:family="text">
      <style:text-properties officeooo:rsid="00170648"/>
    </style:style>
    <style:style style:name="T8" style:family="text">
      <style:text-properties officeooo:rsid="0018b68c"/>
    </style:style>
    <style:style style:name="T9" style:family="text">
      <style:text-properties officeooo:rsid="001baa29"/>
    </style:style>
    <style:style style:name="T10" style:family="text">
      <style:text-properties officeooo:rsid="001bee3f"/>
    </style:style>
    <style:style style:name="T11" style:family="text">
      <style:text-properties officeooo:rsid="001cbec6"/>
    </style:style>
    <style:style style:name="T12" style:family="text">
      <style:text-properties officeooo:rsid="001db5a3"/>
    </style:style>
    <style:style style:name="T13" style:family="text">
      <style:text-properties officeooo:rsid="001fa601"/>
    </style:style>
    <style:style style:name="T14" style:family="text">
      <style:text-properties officeooo:rsid="0020395e"/>
    </style:style>
    <style:style style:name="T15" style:family="text">
      <style:text-properties fo:font-style="italic" officeooo:rsid="0020395e" style:font-style-asian="italic" style:font-style-complex="italic"/>
    </style:style>
    <style:style style:name="T16" style:family="text">
      <style:text-properties fo:font-style="normal" officeooo:rsid="0020395e" style:font-style-asian="normal" style:font-style-complex="normal"/>
    </style:style>
    <style:style style:name="T17" style:family="text">
      <style:text-properties fo:font-style="normal" officeooo:rsid="0020d667" style:font-style-asian="normal" style:font-style-complex="normal"/>
    </style:style>
    <style:style style:name="T18" style:family="text">
      <style:text-properties fo:font-style="normal" officeooo:rsid="0022cb99" style:font-style-asian="normal" style:font-style-complex="normal"/>
    </style:style>
    <style:style style:name="T19" style:family="text">
      <style:text-properties fo:font-style="normal" officeooo:rsid="00230929"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ne Day At A Time</text:p>
      <text:p text:style-name="P3">301</text:p>
      <text:p text:style-name="P4">by Kyle Eggleston</text:p>
      <text:p text:style-name="P4"/>
      <text:p text:style-name="P5"><text:tab/><text:span text:style-name="T1">It had been six months since Jack O’Brien had been arrested on his station for the murder of his original self and the knowledge that he was a clone. Six months of being locked up in this damn prison cell. </text:span><text:span text:style-name="T2">Locked up like a rat in a cage. Jack did not enjoy being locked up, it reminded him too much of his time on Dubor under the hateful care of Ketish before he escaped.</text:span></text:p>
      <text:p text:style-name="P5"><text:tab/><text:span text:style-name="T3">O’Brien was in solitary confinement after a failed escape attempt. He couldn’t tell you why he tried to escape. He had done nothing wrong. He had fulfilled an ancient prophecy that had been around for centuries on two different alien planets.</text:span></text:p>
      <text:p text:style-name="P5"><text:tab/><text:span text:style-name="T4">Even though he was in solitary, Jack was not alone. There was always Holo Ketish around to keep him company. Sure he hated the company, but it was at least something.</text:span></text:p>
      <text:p text:style-name="P5"><text:tab/>“<text:span text:style-name="T4">Hello Jack.”</text:span></text:p>
      <text:p text:style-name="P5"><text:tab/><text:span text:style-name="T4">Speak of the devil.</text:span></text:p>
      <text:p text:style-name="P5"><text:tab/>“<text:span text:style-name="T4">Ketish.” Jack said. “About time you showed up … again. Like clockwork everyday. </text:span><text:span text:style-name="T5">What is it you want to discuss today?” He sighed. The daily visitations from his implant chip monkey were growing tiresome.</text:span></text:p>
      <text:p text:style-name="P5"><text:tab/>“<text:span text:style-name="T6">You’ve been in here a long time Jack. They don’t have anything on you, just assumptions.” Holo Ketish said. “Why didn’t you fight back? Why did you allow yourself to be arrested?”</text:span></text:p>
      <text:p text:style-name="P5"><text:tab/><text:span text:style-name="T6">Jack shrugged. “I don’t know.” He said. “She sounded very official. I figure I’d been had.” He paused looking around. “This isn’t any jail I’m familiar with. I’m not even sure I’m being held by the government.”</text:span><text:span text:style-name="T9">ik</text:span></text:p>
      <text:p text:style-name="P5"><text:tab/>“<text:span text:style-name="T6">Bingo!” Holo Ketish said. “He catches on!” </text:span><text:span text:style-name="T7">Holo Ketish vanished.</text:span></text:p>
      <text:p text:style-name="Text_20_body"><text:tab/>“<text:span text:style-name="T7">Dammit!” Jack exclaimed. Stuck in a prison and nowhere to escape to. He frowned at the thought. </text:span><text:span text:style-name="T8">As he stood there wondering what was going to happen next he was caught in a teleportation beam and whisked away.</text:span></text:p>
      <text:p text:style-name="Text_20_body"><text:tab/><text:span text:style-name="T9">Jack rematerialized aboard the bridge of a United Earth Force Alliance Star Ship, Heavy Cruiser. </text:span><text:span text:style-name="T10">Jack looked around confused. “What the hell?” He asked.</text:span></text:p>
      <text:p text:style-name="Text_20_body"><text:soft-page-break/><text:tab/><text:span text:style-name="T10">Bert McDuff looked at Jack. “Welcome aboard </text:span><text:span text:style-name="T12">the Fresno</text:span><text:span text:style-name="T10"> major.” He said. “You’re a tough man to track down. Sorry it took so long.” Bert looked to the helm officer. “Set course for Crimson Gamma maximum speed. She needs her commanding officer back.”</text:span></text:p>
      <text:p text:style-name="Text_20_body"><text:tab/>“<text:span text:style-name="T11">Thank you for rescuing me commander.” Jack said.</text:span></text:p>
      <text:p text:style-name="Text_20_body"><text:tab/><text:span text:style-name="T11">Bert coughed and chuckled. “It’s captain actually. I got a promotion since you’ve been gone. </text:span><text:span text:style-name="T12">They gave me the Fresno, we’re still watching guard over Crimson Gamma.</text:span><text:span text:style-name="T11">” </text:span><text:span text:style-name="T12">He gestured to the first officer’s chair. “Have a seat.”</text:span></text:p>
      <text:p text:style-name="Text_20_body"><text:tab/><text:span text:style-name="T12">Jack sat down. “Congratulations on the promotion captain.” He corrected himself.</text:span></text:p>
      <text:p text:style-name="Text_20_body"><text:tab/>“<text:span text:style-name="T13">Leaving Titan’s orbit.” The helm officer said. “Plotting a course for Crimson Gamma and engaging the FTL drive.” The ship jumped into FTL.</text:span></text:p>
      <text:p text:style-name="Text_20_body"><text:tab/><text:span text:style-name="T14">Jack looked to Bert shocked. “I was on a moon in orbit of </text:span><text:span text:style-name="T15">Saturn</text:span><text:span text:style-name="T16">?! I thought I was being held on Earth!” </text:span><text:span text:style-name="T17">His mouth hung open.</text:span></text:p>
      <text:p text:style-name="Text_20_body"><text:span text:style-name="T17"><text:tab/>Captain McDuff nodded his head. “I’m afraid so sir. It took us five months to even locate where you were kidnapped to, </text:span><text:span text:style-name="T18">then another month to negotiate with Saturn’s government for an extradition process … they said no. So we had to find another way of getting you out of there. It’s not sanctioned by either government. We got sneaky.” He chuckled. “</text:span><text:span text:style-name="T19">Now we run like h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15T14:10:48.072455031">02/1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5T14:10:47.997320754</dc:date>
    <meta:editing-duration>PT3H19M23S</meta:editing-duration>
    <meta:editing-cycles>28</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3" meta:word-count="561" meta:character-count="3177" meta:non-whitespace-character-count="2621"/>
  </office:meta>
</office:document-meta>
</file>